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page" style:column-width="1.8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8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AT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ce5" office:value-type="string" calcext:value-type="string">
            <text:p>1 – DEC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 – NO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3" table:number-columns-repeated="7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style-name="ce3" table:number-columns-repeated="7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paper-tray-name="Automatic" fo:margin-top="0.2in" fo:margin-bottom="0.2in" fo:margin-left="0.2in" fo:margin-right="0.2in" style:scale-to="55%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6:04.302483368</meta:creation-date>
    <meta:print-date>2023-10-10T16:20:50.550158407</meta:print-date>
    <dc:date>2023-10-10T16:25:59.751165537</dc:date>
    <meta:editing-duration>PT29M45S</meta:editing-duration>
    <meta:editing-cycles>1</meta:editing-cycles>
    <meta:document-statistic meta:table-count="1" meta:cell-count="130" meta:object-count="0"/>
    <meta:generator>LibreOffice/7.3.7.2$Linux_X86_64 LibreOffice_project/30$Build-2</meta:generator>
  </office:meta>
</office:document-meta>
</file>